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C84B2EFA583D59F5E3.png" manifest:media-type="image/png"/>
  <manifest:file-entry manifest:full-path="Pictures/10000000000000C8000000C8B4AEEA29BD851087.png" manifest:media-type="image/png"/>
  <manifest:file-entry manifest:full-path="Pictures/10000000000000C8000000C862DE702DA917C677.png" manifest:media-type="image/png"/>
  <manifest:file-entry manifest:full-path="Pictures/10000000000000C8000000C87DE0059B11B4E3E9.png" manifest:media-type="image/png"/>
  <manifest:file-entry manifest:full-path="Pictures/10000000000000C8000000C80DD686454CF934A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x="0.582cm" svg:y="-0.125cm" svg:width="4.233cm" svg:height="4.233cm" draw:z-index="0"><draw:image xlink:href="Pictures/10000000000000C8000000C84B2EFA583D59F5E3.png" xlink:type="simple" xlink:show="embed" xlink:actuate="onLoad" draw:mime-type="image/png"/></draw:frame><draw:frame draw:style-name="fr1" draw:name="Изображение2" text:anchor-type="char" svg:x="12.46cm" svg:y="0.215cm" svg:width="4.233cm" svg:height="4.233cm" draw:z-index="1"><draw:image xlink:href="Pictures/10000000000000C8000000C8B4AEEA29BD851087.png" xlink:type="simple" xlink:show="embed" xlink:actuate="onLoad" draw:mime-type="image/png"/></draw:frame><draw:frame draw:style-name="fr1" draw:name="Изображение3" text:anchor-type="char" svg:x="12.114cm" svg:y="8.394cm" svg:width="4.233cm" svg:height="4.233cm" draw:z-index="2"><draw:image xlink:href="Pictures/10000000000000C8000000C862DE702DA917C677.png" xlink:type="simple" xlink:show="embed" xlink:actuate="onLoad" draw:mime-type="image/png"/></draw:frame><draw:frame draw:style-name="fr1" draw:name="Изображение4" text:anchor-type="char" svg:x="0.259cm" svg:y="8.066cm" svg:width="4.233cm" svg:height="4.233cm" draw:z-index="3"><draw:image xlink:href="Pictures/10000000000000C8000000C87DE0059B11B4E3E9.png" xlink:type="simple" xlink:show="embed" xlink:actuate="onLoad" draw:mime-type="image/png"/></draw:frame><draw:frame draw:style-name="fr1" draw:name="Изображение5" text:anchor-type="char" svg:x="6.332cm" svg:y="17.082cm" svg:width="4.233cm" svg:height="4.233cm" draw:z-index="4"><draw:image xlink:href="Pictures/10000000000000C8000000C80DD686454CF934A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4T15:22:30.163000000</meta:creation-date>
    <dc:date>2021-04-04T15:24:45.398000000</dc:date>
    <meta:editing-duration>PT2M28S</meta:editing-duration>
    <meta:editing-cycles>1</meta:editing-cycles>
    <meta:document-statistic meta:table-count="0" meta:image-count="5" meta:object-count="0" meta:page-count="1" meta:paragraph-count="0" meta:word-count="0" meta:character-count="0" meta:non-whitespace-character-count="0"/>
    <meta:generator>LibreOffice/7.0.4.2$Windows_X86_64 LibreOffice_project/dcf040e67528d9187c66b2379df5ea4407429775</meta:generator>
  </office:meta>
</office:document-meta>
</file>